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ext_20_body">
      <style:text-properties officeooo:rsid="01badc55" officeooo:paragraph-rsid="01bd6711"/>
    </style:style>
    <style:style style:name="P23" style:family="paragraph" style:parent-style-name="Text_20_body">
      <style:text-properties officeooo:rsid="01badc55" officeooo:paragraph-rsid="01d22395"/>
    </style:style>
    <style:style style:name="P24" style:family="paragraph" style:parent-style-name="Text_20_body">
      <style:text-properties officeooo:paragraph-rsid="01bd6711"/>
    </style:style>
    <style:style style:name="P25" style:family="paragraph" style:parent-style-name="Table_20_Contents">
      <style:text-properties style:font-name="FreeSerif" officeooo:rsid="004c2d54" officeooo:paragraph-rsid="00653283" style:font-size-asian="10.5pt"/>
    </style:style>
    <style:style style:name="P26" style:family="paragraph" style:parent-style-name="Table_20_Contents">
      <style:paragraph-properties fo:text-align="end" style:justify-single-word="false"/>
      <style:text-properties style:font-name="FreeSerif" officeooo:rsid="01de4ec5" officeooo:paragraph-rsid="01de4ec5" style:font-size-asian="10.5pt"/>
    </style:style>
    <style:style style:name="P27" style:family="paragraph" style:parent-style-name="Table_20_Contents">
      <style:paragraph-properties fo:text-align="end" style:justify-single-word="false"/>
      <style:text-properties style:font-name="FreeSerif" officeooo:rsid="0068cf84" officeooo:paragraph-rsid="0068cf84" style:font-size-asian="10.5pt"/>
    </style:style>
    <style:style style:name="P28" style:family="paragraph" style:parent-style-name="Table_20_Contents">
      <style:text-properties officeooo:rsid="0171cce3" officeooo:paragraph-rsid="0171cce3" fo:background-color="#ffff99"/>
    </style:style>
    <style:style style:name="P29" style:family="paragraph" style:parent-style-name="Table_20_Contents">
      <style:text-properties officeooo:rsid="01dc7ebc" officeooo:paragraph-rsid="01dc7ebc"/>
    </style:style>
    <style:style style:name="P30" style:family="paragraph" style:parent-style-name="Table">
      <style:text-properties officeooo:paragraph-rsid="00653283"/>
    </style:style>
    <style:style style:name="P31" style:family="paragraph" style:parent-style-name="Table_20_Heading">
      <style:text-properties officeooo:rsid="012facbb" officeooo:paragraph-rsid="012facbb"/>
    </style:style>
    <style:style style:name="P32" style:family="paragraph" style:parent-style-name="Table_20_Heading">
      <style:text-properties officeooo:rsid="0068cf84" officeooo:paragraph-rsid="014716b6"/>
    </style:style>
    <style:style style:name="P33" style:family="paragraph" style:parent-style-name="Table_20_Heading">
      <style:text-properties officeooo:rsid="00460ebb" officeooo:paragraph-rsid="00653283"/>
    </style:style>
    <style:style style:name="P34" style:family="paragraph" style:parent-style-name="Table_20_Heading">
      <style:text-properties officeooo:rsid="0047c4ec" officeooo:paragraph-rsid="0068cf84"/>
    </style:style>
    <style:style style:name="P35" style:family="paragraph" style:parent-style-name="Table_20_Heading">
      <style:text-properties officeooo:rsid="0150c2c7" officeooo:paragraph-rsid="019ed94a"/>
    </style:style>
    <style:style style:name="P36" style:family="paragraph" style:parent-style-name="Table_20_Heading">
      <style:text-properties officeooo:rsid="0181925a" officeooo:paragraph-rsid="019ed94a"/>
    </style:style>
    <style:style style:name="P37" style:family="paragraph" style:parent-style-name="code">
      <style:text-properties officeooo:rsid="005b26aa" officeooo:paragraph-rsid="005b26aa"/>
    </style:style>
    <style:style style:name="P38" style:family="paragraph" style:parent-style-name="code">
      <style:text-properties officeooo:paragraph-rsid="017aff2d"/>
    </style:style>
    <style:style style:name="P39" style:family="paragraph" style:parent-style-name="enum">
      <style:text-properties fo:language="fr" fo:country="CA" officeooo:rsid="015f22bc" officeooo:paragraph-rsid="0163c760" style:language-asian="zh" style:country-asian="CN" style:language-complex="ar" style:country-complex="SA"/>
    </style:style>
    <style:style style:name="P40" style:family="paragraph" style:parent-style-name="Heading">
      <style:text-properties fo:font-weight="bold" officeooo:rsid="0033c55b" style:font-weight-asian="bold" style:font-weight-complex="bold"/>
    </style:style>
    <style:style style:name="P41" style:family="paragraph" style:parent-style-name="Heading">
      <style:text-properties fo:font-weight="bold" officeooo:rsid="010f3d1e" style:font-weight-asian="bold" style:font-weight-complex="bold"/>
    </style:style>
    <style:style style:name="P42"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3" style:family="paragraph" style:parent-style-name="Heading_20_1">
      <style:text-properties officeooo:paragraph-rsid="0198861e"/>
    </style:style>
    <style:style style:name="P44" style:family="paragraph" style:parent-style-name="Heading_20_1">
      <style:text-properties officeooo:rsid="00966fe2" officeooo:paragraph-rsid="00966fe2"/>
    </style:style>
    <style:style style:name="P45" style:family="paragraph" style:parent-style-name="Heading_20_1">
      <style:text-properties officeooo:paragraph-rsid="00e716e8"/>
    </style:style>
    <style:style style:name="P46" style:family="paragraph" style:parent-style-name="Heading_20_1">
      <style:paragraph-properties fo:break-before="page"/>
      <style:text-properties officeooo:rsid="01b8fe8e" officeooo:paragraph-rsid="01bd6711"/>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text-properties officeooo:rsid="01c5316a" officeooo:paragraph-rsid="01bbe86c"/>
    </style:style>
    <style:style style:name="P50" style:family="paragraph" style:parent-style-name="question">
      <style:paragraph-properties fo:text-align="justify" style:justify-single-word="false"/>
    </style:style>
    <style:style style:name="P51" style:family="paragraph" style:parent-style-name="question">
      <style:paragraph-properties fo:text-align="justify" style:justify-single-word="false"/>
      <style:text-properties officeooo:paragraph-rsid="0158cf4b"/>
    </style:style>
    <style:style style:name="P52" style:family="paragraph" style:parent-style-name="question">
      <style:paragraph-properties fo:text-align="justify" style:justify-single-word="false"/>
      <style:text-properties officeooo:paragraph-rsid="01d633c5"/>
    </style:style>
    <style:style style:name="P53" style:family="paragraph" style:parent-style-name="question">
      <style:paragraph-properties fo:text-align="justify" style:justify-single-word="false"/>
      <style:text-properties officeooo:rsid="0158cf4b" officeooo:paragraph-rsid="0158cf4b"/>
    </style:style>
    <style:style style:name="P54" style:family="paragraph" style:parent-style-name="question">
      <style:text-properties officeooo:rsid="01c1b099" officeooo:paragraph-rsid="01bd6711"/>
    </style:style>
    <style:style style:name="P55" style:family="paragraph" style:parent-style-name="question">
      <style:paragraph-properties fo:text-align="justify" style:justify-single-word="false"/>
      <style:text-properties officeooo:rsid="01c2bbc7" officeooo:paragraph-rsid="01d693f7"/>
    </style:style>
    <style:style style:name="P56" style:family="paragraph" style:parent-style-name="question">
      <style:text-properties officeooo:rsid="01bd4e51" officeooo:paragraph-rsid="01d8d21a"/>
    </style:style>
    <style:style style:name="P57" style:family="paragraph" style:parent-style-name="question">
      <style:paragraph-properties fo:text-align="justify" style:justify-single-word="false"/>
      <style:text-properties officeooo:rsid="00e2ea73" officeooo:paragraph-rsid="00e2ea73"/>
    </style:style>
    <style:style style:name="P58" style:family="paragraph" style:parent-style-name="question">
      <style:text-properties officeooo:paragraph-rsid="00e10dd2"/>
    </style:style>
    <style:style style:name="P59" style:family="paragraph" style:parent-style-name="question">
      <style:text-properties officeooo:paragraph-rsid="01b2929d"/>
    </style:style>
    <style:style style:name="P60" style:family="paragraph" style:parent-style-name="Table_20_Contents">
      <style:paragraph-properties fo:text-align="end" style:justify-single-word="false"/>
      <style:text-properties style:font-name="FreeSerif" officeooo:rsid="01ecb681" officeooo:paragraph-rsid="01ecb681" style:font-size-asian="10.5pt"/>
    </style:style>
    <style:style style:name="P61" style:family="paragraph" style:parent-style-name="Table_20_Contents">
      <style:paragraph-properties fo:text-align="end" style:justify-single-word="false"/>
      <style:text-properties style:font-name="FreeSerif" officeooo:rsid="01ed6b31" officeooo:paragraph-rsid="01ed6b31" style:font-size-asian="10.5pt"/>
    </style:style>
    <style:style style:name="P62" style:family="paragraph" style:parent-style-name="Table_20_Contents">
      <style:paragraph-properties fo:text-align="end" style:justify-single-word="false"/>
      <style:text-properties style:font-name="FreeSerif" officeooo:rsid="01ee88ce" officeooo:paragraph-rsid="01ee88ce" style:font-size-asian="10.5pt"/>
    </style:style>
    <style:style style:name="P63" style:family="paragraph" style:parent-style-name="Table_20_Contents">
      <style:paragraph-properties fo:text-align="end" style:justify-single-word="false"/>
      <style:text-properties style:font-name="FreeSerif" officeooo:rsid="01efb7d5" officeooo:paragraph-rsid="01efb7d5" style:font-size-asian="10.5pt"/>
    </style:style>
    <style:style style:name="P64" style:family="paragraph" style:parent-style-name="Table_20_Contents">
      <style:paragraph-properties fo:text-align="end" style:justify-single-word="false"/>
      <style:text-properties style:font-name="FreeSerif" officeooo:rsid="01f12778" officeooo:paragraph-rsid="01f12778" style:font-size-asian="10.5pt"/>
    </style:style>
    <style:style style:name="P65" style:family="paragraph" style:parent-style-name="enum" style:list-style-name="L1">
      <style:text-properties officeooo:paragraph-rsid="010e42a9"/>
    </style:style>
    <style:style style:name="P66" style:family="paragraph" style:parent-style-name="enum" style:list-style-name="L1">
      <style:text-properties officeooo:rsid="0133d8cf" officeooo:paragraph-rsid="011cbd82"/>
    </style:style>
    <style:style style:name="P67" style:family="paragraph" style:parent-style-name="enum" style:list-style-name="L1">
      <style:text-properties fo:language="fr" fo:country="CA" officeooo:paragraph-rsid="010e42a9" style:language-asian="zh" style:country-asian="CN" style:language-complex="ar" style:country-complex="SA"/>
    </style:style>
    <style:style style:name="P68"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9"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70" style:family="paragraph" style:parent-style-name="Text_20_body">
      <style:paragraph-properties fo:text-align="justify" style:justify-single-word="false"/>
      <style:text-properties officeooo:paragraph-rsid="01d633c5"/>
    </style:style>
    <style:style style:name="P71" style:family="paragraph" style:parent-style-name="Text_20_body">
      <style:paragraph-properties fo:text-align="justify" style:justify-single-word="false"/>
      <style:text-properties officeooo:rsid="01dd5b40" officeooo:paragraph-rsid="01e738d2"/>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eca39b"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fo:font-style="normal" officeooo:rsid="01eca39b" style:font-style-asian="normal" style:font-style-complex="normal"/>
    </style:style>
    <style:style style:name="T70" style:family="text">
      <style:text-properties officeooo:rsid="0183263f"/>
    </style:style>
    <style:style style:name="T71" style:family="text">
      <style:text-properties officeooo:rsid="0188b02e"/>
    </style:style>
    <style:style style:name="T72" style:family="text">
      <style:text-properties officeooo:rsid="0189b2c9"/>
    </style:style>
    <style:style style:name="T73" style:family="text">
      <style:text-properties officeooo:rsid="01943f7a"/>
    </style:style>
    <style:style style:name="T74" style:family="text">
      <style:text-properties officeooo:rsid="019a6fe6"/>
    </style:style>
    <style:style style:name="T75" style:family="text">
      <style:text-properties officeooo:rsid="019ed94a"/>
    </style:style>
    <style:style style:name="T76" style:family="text">
      <style:text-properties officeooo:rsid="01aa0540"/>
    </style:style>
    <style:style style:name="T77" style:family="text">
      <style:text-properties officeooo:rsid="01abf00d"/>
    </style:style>
    <style:style style:name="T78" style:family="text">
      <style:text-properties officeooo:rsid="01accea8"/>
    </style:style>
    <style:style style:name="T79" style:family="text">
      <style:text-properties officeooo:rsid="01bbe86c"/>
    </style:style>
    <style:style style:name="T80" style:family="text">
      <style:text-properties officeooo:rsid="01c83d0a"/>
    </style:style>
    <style:style style:name="T81" style:family="text">
      <style:text-properties officeooo:rsid="01badc55"/>
    </style:style>
    <style:style style:name="T82" style:family="text">
      <style:text-properties officeooo:rsid="01bd4e51"/>
    </style:style>
    <style:style style:name="T83" style:family="text">
      <style:text-properties officeooo:rsid="01bfdf16"/>
    </style:style>
    <style:style style:name="T84" style:family="text">
      <style:text-properties officeooo:rsid="01c07a88"/>
    </style:style>
    <style:style style:name="T85" style:family="text">
      <style:text-properties officeooo:rsid="01c279bd"/>
    </style:style>
    <style:style style:name="T86" style:family="text">
      <style:text-properties fo:color="#000000" style:text-outline="false" style:font-name="FreeSerif3" fo:font-size="12pt" fo:letter-spacing="normal" officeooo:rsid="01badc55" style:letter-kerning="false" style:font-size-asian="12pt" style:font-size-complex="12pt"/>
    </style:style>
    <style:style style:name="T87" style:family="text">
      <style:text-properties fo:color="#000000" style:text-outline="false" style:font-name="FreeSerif3" fo:font-size="12pt" fo:letter-spacing="normal" officeooo:rsid="01c3358f" style:letter-kerning="false" style:font-size-asian="12pt" style:font-size-complex="12pt"/>
    </style:style>
    <style:style style:name="T88" style:family="text">
      <style:text-properties fo:color="#000000" style:text-outline="false" style:font-name="FreeSerif3" fo:font-size="12pt" fo:letter-spacing="normal" officeooo:rsid="01c3358f" style:letter-kerning="false" fo:background-color="#ffff00" loext:char-shading-value="0" style:font-size-asian="12pt" style:font-size-complex="12pt"/>
    </style:style>
    <style:style style:name="T89" style:family="text">
      <style:text-properties fo:color="#000000" style:text-outline="false" style:font-name="FreeSerif3" fo:font-size="12pt" fo:letter-spacing="normal" officeooo:rsid="01e738d2" style:letter-kerning="false" fo:background-color="#ffff00" loext:char-shading-value="0" style:font-size-asian="12pt" style:font-size-complex="12pt"/>
    </style:style>
    <style:style style:name="T90" style:family="text">
      <style:text-properties fo:color="#000000" style:text-outline="false" style:font-name="FreeSerif3" fo:font-size="12pt" fo:letter-spacing="normal" officeooo:rsid="01e8bac8" style:letter-kerning="false" fo:background-color="#ffff00" loext:char-shading-value="0" style:font-size-asian="12pt" style:font-size-complex="12pt"/>
    </style:style>
    <style:style style:name="T91" style:family="text">
      <style:text-properties fo:color="#000000" style:text-outline="false" style:font-name="FreeSerif3" fo:font-size="12pt" fo:letter-spacing="normal" officeooo:rsid="01eba80b" style:letter-kerning="false" fo:background-color="#ffff00" loext:char-shading-value="0" style:font-size-asian="12pt" style:font-size-complex="12pt"/>
    </style:style>
    <style:style style:name="T92" style:family="text">
      <style:text-properties fo:color="#000000" style:text-outline="false" style:font-name="FreeMono2" fo:font-size="11pt" fo:letter-spacing="normal" officeooo:rsid="01d2a69f" style:letter-kerning="false" style:font-size-asian="11pt" style:font-size-complex="11pt"/>
    </style:style>
    <style:style style:name="T93" style:family="text">
      <style:text-properties fo:color="#000000" style:text-outline="false" style:font-name="FreeMono2" fo:font-size="11pt" fo:letter-spacing="normal" officeooo:rsid="01d47114" style:letter-kerning="false" style:font-size-asian="11pt" style:font-size-complex="11pt"/>
    </style:style>
    <style:style style:name="T94" style:family="text">
      <style:text-properties fo:color="#000000" style:text-outline="false" style:font-name="FreeMono2" fo:font-size="11pt" fo:letter-spacing="normal" officeooo:rsid="01d633c5" style:letter-kerning="false" style:font-size-asian="11pt" style:font-size-complex="11pt"/>
    </style:style>
    <style:style style:name="T95" style:family="text">
      <style:text-properties officeooo:rsid="01c3358f"/>
    </style:style>
    <style:style style:name="T96" style:family="text">
      <style:text-properties officeooo:rsid="01c5f70a"/>
    </style:style>
    <style:style style:name="T97" style:family="text">
      <style:text-properties officeooo:rsid="01ccd41e"/>
    </style:style>
    <style:style style:name="T98" style:family="text">
      <style:text-properties officeooo:rsid="01cd87cc"/>
    </style:style>
    <style:style style:name="T99" style:family="text">
      <style:text-properties officeooo:rsid="01d120aa"/>
    </style:style>
    <style:style style:name="T100" style:family="text">
      <style:text-properties officeooo:rsid="01dc7ebc"/>
    </style:style>
    <style:style style:name="T101" style:family="text">
      <style:text-properties officeooo:rsid="01de4e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6">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8"><text:span text:style-name="T100">Ferron Samuel 1843659, La Berge William 1852751</text:span> </text:p>
          </table:table-cell>
        </table:table-row>
        <table:table-row>
          <table:table-cell table:style-name="Table2.A2" office:value-type="string">
            <text:p text:style-name="Table_20_Contents">Note finale sur 20</text:p>
          </table:table-cell>
          <table:table-cell table:style-name="Table2.B2" office:value-type="float" office:value="0">
            <text:p text:style-name="P29">0</text:p>
          </table:table-cell>
        </table:table-row>
      </table:table>
      <text:p text:style-name="Standard"/>
      <text:p text:style-name="P4"><text:s/></text:p>
      <text:p text:style-name="P40">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41">Directives</text:p>
      <text:list xml:id="list4063217123" text:style-name="L1">
        <text:list-item>
          <text:p text:style-name="P66">L'activité se fait en équipe de deux. Inscrivez les noms <text:span text:style-name="T72">dans le cadre ci-haut</text:span>.</text:p>
        </text:list-item>
        <text:list-item>
          <text:p text:style-name="P65">Répondez directement dans le questionnaire <text:span text:style-name="T65">odt</text:span> avec <text:span text:style-name="T63">Libre Office</text:span>.</text:p>
        </text:list-item>
        <text:list-item>
          <text:p text:style-name="P65">La correction se fera directement dans le document électronique.</text:p>
        </text:list-item>
        <text:list-item>
          <text:p text:style-name="P65"><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65">Une seule personne de l'équipe doit effectuer la remise sur Moodle.</text:p>
        </text:list-item>
        <text:list-item>
          <text:p text:style-name="P67">Utilisez les machines du laboratoire pour obtenir vos résultats.</text:p>
        </text:list-item>
        <text:list-item>
          <text:p text:style-name="P68">10% de la note finale peut être enlevée pour la mauvaise qualité de la langue.</text:p>
        </text:list-item>
        <text:list-item>
          <text:p text:style-name="P69">Les deux colonnes de droite sont réservées pour la correction.</text:p>
        </text:list-item>
      </text:list>
      <text:p text:style-name="P39">Après avoir décompressé les sources, exécute<text:span text:style-name="T70">z</text:span> le script <text:span text:style-name="T49">fixperms.sh</text:span> pour corriger les permissions :</text:p>
      <text:p text:style-name="code">tar xzvf inf2610-lab1-2.<text:span text:style-name="T71">1</text:span>.tar.gz</text:p>
      <text:p text:style-name="code">cd inf2610-lab1-2.<text:span text:style-name="T71">1</text:span>/</text:p>
      <text:p text:style-name="code">sh fixperms.sh</text:p>
      <text:p text:style-name="P21">N'oubliez pas de vous référer aux commandes fournies dans le sujet du laboratoire 0 en cas de doutes sur la compilation et l'exécution des tests.</text:p>
      <text:h text:style-name="P43" text:outline-level="1"><text:soft-page-break/><text:span text:style-name="T1">Opérations bancaires </text:span>[ <text:span text:style-name="T79">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37">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31">Version du programme</text:p>
            </table:table-cell>
            <table:table-cell table:style-name="Tableau3.A1" office:value-type="string">
              <text:p text:style-name="P33">Nombre de PID créé(s)</text:p>
            </table:table-cell>
            <table:table-cell table:style-name="Tableau3.A1" office:value-type="string">
              <text:p text:style-name="P34">Nombre de TID créé(s)</text:p>
            </table:table-cell>
            <table:table-cell table:style-name="Tableau3.A1" office:value-type="string">
              <text:p text:style-name="P32">Exécution simultané<text:span text:style-name="T29">e</text:span>?</text:p>
            </table:table-cell>
            <table:table-cell table:style-name="Tableau3.E1" office:value-type="string">
              <text:p text:style-name="P36">Résultat correct?</text:p>
              <text:p text:style-name="P35"><text:span text:style-name="T75">(égal au cas série)</text:span> </text:p>
            </table:table-cell>
          </table:table-row>
        </table:table-header-rows>
        <table:table-row table:style-name="Tableau3.1">
          <table:table-cell table:style-name="Tableau3.A2" office:value-type="string">
            <text:p text:style-name="P25">Série (serial)</text:p>
          </table:table-cell>
          <table:table-cell table:style-name="Tableau3.D5" office:value-type="string">
            <text:p text:style-name="P61">1</text:p>
          </table:table-cell>
          <table:table-cell table:style-name="Tableau3.D5" office:value-type="string">
            <text:p text:style-name="P62">1</text:p>
          </table:table-cell>
          <table:table-cell table:style-name="Tableau3.D5" office:value-type="string">
            <text:p text:style-name="P26">Non</text:p>
          </table:table-cell>
          <table:table-cell table:style-name="Tableau3.E5" office:value-type="string">
            <text:p text:style-name="P26">oui</text:p>
          </table:table-cell>
        </table:table-row>
        <table:table-row table:style-name="Tableau3.1">
          <table:table-cell table:style-name="Tableau3.A2" office:value-type="string">
            <text:p text:style-name="P25">Processus (fork)</text:p>
          </table:table-cell>
          <table:table-cell table:style-name="Tableau3.D5" office:value-type="string">
            <text:p text:style-name="P60">5</text:p>
          </table:table-cell>
          <table:table-cell table:style-name="Tableau3.D5" office:value-type="string">
            <text:p text:style-name="P64">5</text:p>
          </table:table-cell>
          <table:table-cell table:style-name="Tableau3.D5" office:value-type="string">
            <text:p text:style-name="P27">O<text:span text:style-name="T101">ui</text:span></text:p>
          </table:table-cell>
          <table:table-cell table:style-name="Tableau3.E5" office:value-type="string">
            <text:p text:style-name="P27">n<text:span text:style-name="T101">on</text:span></text:p>
          </table:table-cell>
        </table:table-row>
        <table:table-row table:style-name="Tableau3.1">
          <table:table-cell table:style-name="Tableau3.A2" office:value-type="string">
            <text:p text:style-name="P25">Fil d'exécution (pthread)</text:p>
          </table:table-cell>
          <table:table-cell table:style-name="Tableau3.D5" office:value-type="string">
            <text:p text:style-name="P60">1</text:p>
          </table:table-cell>
          <table:table-cell table:style-name="Tableau3.D5" office:value-type="string">
            <text:p text:style-name="P64">5</text:p>
          </table:table-cell>
          <table:table-cell table:style-name="Tableau3.D5" office:value-type="string">
            <text:p text:style-name="P27">O<text:span text:style-name="T101">ui</text:span></text:p>
          </table:table-cell>
          <table:table-cell table:style-name="Tableau3.E5" office:value-type="string">
            <text:p text:style-name="P26">non</text:p>
          </table:table-cell>
        </table:table-row>
        <table:table-row table:style-name="Tableau3.1">
          <table:table-cell table:style-name="Tableau3.A2" office:value-type="string">
            <text:p text:style-name="P25">Fil d'exécution utilisateur (pth)</text:p>
          </table:table-cell>
          <table:table-cell table:style-name="Tableau3.D5" office:value-type="string">
            <text:p text:style-name="P61">1</text:p>
          </table:table-cell>
          <table:table-cell table:style-name="Tableau3.D5" office:value-type="string">
            <text:p text:style-name="P63">1</text:p>
          </table:table-cell>
          <table:table-cell table:style-name="Tableau3.D5" office:value-type="string">
            <text:p text:style-name="P27">N<text:span text:style-name="T101">on</text:span></text:p>
          </table:table-cell>
          <table:table-cell table:style-name="Tableau3.E5" office:value-type="string">
            <text:p text:style-name="P26">oui</text:p>
          </table:table-cell>
        </table:table-row>
      </table:table>
      <text:p text:style-name="P30"><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47">perf</text:span> permet de <text:span text:style-name="T70">récupérer</text:span> des statistiques sur un grand nombre <text:span text:style-name="T77">d’événements</text:span> <text:span text:style-name="T98">de </text:span>bas niveau déclenchés par un programme, tels que les défauts de pages, les défauts de cache et les changements de contexte. La commande <text:span text:style-name="T47">perf list</text:span> donne une liste complète des <text:span text:style-name="T77">événements</text:span> disponibles. </text:p>
      <text:p text:style-name="P18">Utilisez le script </text:p>
      <text:p text:style-name="P38">./banque-perf.sh </text:p>
      <text:p text:style-name="P17">afin de <text:span text:style-name="T70">récupérer</text:span> des statistiques qui vous permettron<text:span text:style-name="T83">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47" text:outline-level="2">Implémentation du programme. <text:span text:style-name="T74">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9">3</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49" text:outline-level="2">Tracez l’application à l’aide de <text:span text:style-name="T97">LTT</text:span>ng (voir TP0). Justifiez vos réponses du tableau 1 à l’aide de captures d’écran dans <text:span text:style-name="T83">T</text:span>race<text:span text:style-name="T83">C</text:span>ompass et expliquez.</text:h>
          </table:table-cell>
          <table:table-cell table:style-name="Tableau2.A1" office:value-type="string">
            <text:p text:style-name="P8"/>
          </table:table-cell>
          <table:table-cell table:style-name="Tableau2.A1" office:value-type="string">
            <text:p text:style-name="P6">/ <text:span text:style-name="T79">1 pt</text:span></text:p>
          </table:table-cell>
        </table:table-row>
        <table:table-row>
          <table:table-cell table:style-name="Tableau2.A1" office:value-type="string">
            <text:h text:style-name="P51"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h text:style-name="P53" text:outline-level="2" text:is-list-header="true"><text:span text:style-name="T63">Astuce :</text:span> utilisez l'option -o de <text:span text:style-name="T49">strace</text:span>, l'outil <text:span text:style-name="T49">grep</text:span> pour la recherche, et <text:span text:style-name="T49">man</text:span> pour la documentation de l'appel système.</text:h>
            <text:p text:style-name="P19">Fork :</text:p>
            <text:p text:style-name="P19">PThread :</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0"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20">Explication :</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46" text:outline-level="1">Descripteurs de fichiers [ <text:span text:style-name="T80">3</text:span> pts ]</text:h>
      <text:p text:style-name="P23">Pour les questions suivantes, exécutez le programme <text:span text:style-name="T53">descripteurs</text:span> <text:span text:style-name="T99">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52" text:outline-level="2"><text:span text:style-name="T95">Remarquez que </text:span><text:span text:style-name="T86">le texte du premier </text:span><text:span text:style-name="T92">printf</text:span><text:span text:style-name="T86"> est affiché avant celui du </text:span><text:span text:style-name="T92">write</text:span><text:span text:style-name="T86">, alors que le texte du deuxième </text:span><text:span text:style-name="T93">printf</text:span><text:span text:style-name="T86"> est affiché après celui du </text:span><text:span text:style-name="T93">write</text:span><text:span text:style-name="T86">. </text:span><text:span text:style-name="T87">R</text:span><text:span text:style-name="T86">emarquez aussi que le texte du deuxième </text:span><text:span text:style-name="T94">printf</text:span><text:span text:style-name="T86"> est affiché par les deux processus bien que cette instruction soit exécutée par le processus parent uniquement. </text:span><text:span text:style-name="T87">E</text:span><text:span text:style-name="T86">xpliquez la cause de ces comportement</text:span><text:span text:style-name="T87">s.</text:span></text:h>
            <text:p text:style-name="P70"><text:span text:style-name="T87"/></text:p>
            <text:p text:style-name="P71"><text:span text:style-name="T87">Reponse : </text:span><text:span text:style-name="T88">En premier lieu, le printf 1 s’effectue en premier puisque la presence d’un \n fait en sorte de liberer l</text:span><text:span text:style-name="T89">a sortie standard. Cependant, le printf suivant (le 2) est conserve dans le flot puisqu’il n’y a pas de \n. Ensuite, puisque que les write s</text:span><text:span text:style-name="T91">’</text:span><text:span text:style-name="T89">executent des leur <text:s/>lecture, ils s’</text:span><text:span text:style-name="T91">affichent</text:span><text:span text:style-name="T89"> avant les printf sans \n. Finalement, le 2e printf est execu</text:span><text:span text:style-name="T91">te</text:span><text:span text:style-name="T89"> par le parent et par le fils puisque lors du fork, le fils copiera le flot de sortie </text:span><text:span text:style-name="T90">du pere.</text:span><text:span text:style-name="T89"> </text:span><text:span text:style-name="T91">C’est pour cette pour cette raison qu’on voit deux fois une partie du message</text:span></text:p>
          </table:table-cell>
          <table:table-cell table:style-name="Tableau4.A1" office:value-type="string">
            <text:p text:style-name="P9"/>
          </table:table-cell>
          <table:table-cell table:style-name="Tableau4.A1" office:value-type="string">
            <text:p text:style-name="P24">/ <text:span text:style-name="T81">1</text:span> pt</text:p>
          </table:table-cell>
        </table:table-row>
        <table:table-row>
          <table:table-cell table:style-name="Tableau4.A1" office:value-type="string">
            <text:h text:style-name="P54" text:outline-level="2">Utilisez la commande suivante pour faire le traçage du programme : </text:h>
            <text:p text:style-name="P42"><text:span text:style-name="T53">L</text:span><text:span text:style-name="T49">ttng-simple -k -s -e sched -c -- ./descripteurs</text:span></text:p>
            <text:h text:style-name="P55" text:outline-level="2" text:is-list-header="true">Quel est l’appel système invoqué par <text:span text:style-name="T54">printf</text:span> <text:span text:style-name="T96">pour afficher la sortie sur le terminal</text:span>? Quand est-ce que <text:span text:style-name="T54">printf</text:span> invoque cet appel système ? <text:span text:style-name="T85">Illustr</text:span>ez votre réponse à l’aide d’une ou de plusieurs captures d’écran dans <text:span text:style-name="T84">T</text:span>race<text:span text:style-name="T84">C</text:span>ompass.</text:h>
          </table:table-cell>
          <table:table-cell table:style-name="Tableau4.A1" office:value-type="string">
            <text:p text:style-name="P9"/>
          </table:table-cell>
          <table:table-cell table:style-name="Tableau4.A1" office:value-type="string">
            <text:p text:style-name="P24">/ <text:span text:style-name="T82">1 pt</text:span></text:p>
          </table:table-cell>
        </table:table-row>
        <table:table-row>
          <table:table-cell table:style-name="Tableau4.A1" office:value-type="string">
            <text:h text:style-name="P56" text:outline-level="2">Modifiez le code de <text:span text:style-name="T53">descripteurs.</text:span><text:span text:style-name="T55">c</text:span> de façon à ce que le texte du second <text:span text:style-name="T55">printf</text:span><text:span text:style-name="T84"> soit seulement affiché par le processus parent (évidemment sans déplacer le </text:span><text:span text:style-name="T56">printf</text:span><text:span text:style-name="T84">). Expliquez pourquoi vos modifications règlent le problème.</text:span></text:h>
            <text:p text:style-name="Text_20_body">Reponse : Nous avons utilise la methode <text:span text:style-name="T63">f</text:span><text:span text:style-name="T67">f</text:span><text:span text:style-name="T63">lush(stdout</text:span><text:span text:style-name="T69">). Cette methode affiche le contenu du flot standard tout en le vidant. De cette facon, l’enfant cree par le fork aura un buffer vide.</text:span></text:p>
          </table:table-cell>
          <table:table-cell table:style-name="Tableau4.A1" office:value-type="string">
            <text:p text:style-name="P9"/>
          </table:table-cell>
          <table:table-cell table:style-name="Tableau4.A1" office:value-type="string">
            <text:p text:style-name="P24">/ <text:span text:style-name="T82">1 pt</text:span></text:p>
          </table:table-cell>
        </table:table-row>
      </table:table>
      <text:p text:style-name="P22"/>
      <text:h text:style-name="P44" text:outline-level="1">Exécution en <text:span text:style-name="T73">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8">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text:span><text:soft-page-break/><text:span text:style-name="T15">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57"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58"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59"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4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14M25S</meta:editing-duration>
    <meta:editing-cycles>150</meta:editing-cycles>
    <meta:generator>LibreOffice/5.3.7.2.0$Linux_X86_64 LibreOffice_project/30$Build-2</meta:generator>
    <meta:initial-creator>Francis Giraldeau</meta:initial-creator>
    <dc:date>2018-02-02T16:38:16.510412309</dc:date>
    <meta:document-statistic meta:table-count="6" meta:image-count="0" meta:object-count="0" meta:page-count="5" meta:paragraph-count="108" meta:word-count="1338" meta:character-count="8057" meta:non-whitespace-character-count="6833"/>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